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506c" officeooo:paragraph-rsid="001a50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ar Johan Hagelback,</text:p>
      <text:p text:style-name="P1"/>
      <text:p text:style-name="P1">I have attached below my updated CV for the summer teaching assistance position to the course 'Introduction to Game Development in Unity' as instructed. </text:p>
      <text:p text:style-name="P1">As demonstrated in my CV, I have strong skills in programming concepts, algorithms and multiple programming languages such as Java, C++ and C. I have also been going through online courses and video tutorials regarding the Unity game development platform in order to familiarize myself for the position. </text:p>
      <text:p text:style-name="P1">Please go through my attached CV to learn more about my credentials. If you have any further questions or/and instruction, you can contact me at any time.</text:p>
      <text:p text:style-name="P1">Thank you and have a wonderful day!</text:p>
      <text:p text:style-name="P1"/>
      <text:p text:style-name="P1">Regards,</text:p>
      <text:p text:style-name="P1">Abel Sintar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yob </meta:initial-creator>
    <meta:creation-date>2017-04-18T20:03:51.490785204</meta:creation-date>
    <dc:date>2017-04-18T20:24:38.715756360</dc:date>
    <dc:creator>eyob </dc:creator>
    <meta:editing-duration>PT5M37S</meta:editing-duration>
    <meta:editing-cycles>1</meta:editing-cycles>
    <meta:document-statistic meta:table-count="0" meta:image-count="0" meta:object-count="0" meta:page-count="1" meta:paragraph-count="7" meta:word-count="112" meta:character-count="687" meta:non-whitespace-character-count="580"/>
    <meta:generator>LibreOffice/5.0.3.2$Linux_X86_64 LibreOffice_project/00m0$Build-2</meta:generator>
  </office:meta>
</office:document-meta>
</file>